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179000002FB8AC2BE1FC4926574.png" manifest:media-type="image/png"/>
  <manifest:file-entry manifest:full-path="Pictures/10000000000002B2000002FC67700BAB05B1D192.png" manifest:media-type="image/png"/>
  <manifest:file-entry manifest:full-path="Pictures/100000000000012C00000322327C072D3BEE096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.115cm, 0.14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.11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2" text:anchor-type="char" svg:x="0cm" svg:y="0.002cm" svg:width="8.657cm" svg:height="23.322cm" draw:z-index="1"><draw:image xlink:href="Pictures/100000000000012C00000322327C072D3BEE0960.png" xlink:type="simple" xlink:show="embed" xlink:actuate="onLoad" loext:mime-type="image/png"/></draw:frame></text:p>
      <text:p text:style-name="P1"><draw:frame draw:style-name="fr1" draw:name="Изображение3" text:anchor-type="char" svg:width="17cm" svg:height="18.822cm" draw:z-index="2"><draw:image xlink:href="Pictures/10000000000002B2000002FC67700BAB05B1D192.png" xlink:type="simple" xlink:show="embed" xlink:actuate="onLoad" loext:mime-type="image/png"/></draw:frame></text:p>
      <text:p text:style-name="P1"><draw:frame draw:style-name="fr3" draw:name="Изображение1" text:anchor-type="char" svg:width="9.973cm" svg:height="20.068cm" draw:z-index="0"><draw:image xlink:href="Pictures/1000000000000179000002FB8AC2BE1FC49265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2-06-10T14:40:51.829911895</meta:creation-date>
    <dc:date>2022-06-10T15:12:41.632806672</dc:date>
    <meta:editing-duration>PT11M28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